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6d08" officeooo:paragraph-rsid="00176d08"/>
    </style:style>
    <style:style style:name="P2" style:family="paragraph" style:parent-style-name="Standard">
      <style:text-properties officeooo:rsid="0018a890" officeooo:paragraph-rsid="0018a890"/>
    </style:style>
    <style:style style:name="T1" style:family="text">
      <style:text-properties officeooo:rsid="0018a8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DButton</text:p>
      <text:p text:style-name="P1">Rafal Grasman</text:p>
      <text:p text:style-name="P1">Minh-Triet Diep</text:p>
      <text:p text:style-name="P1"/>
      <text:p text:style-name="P2">Inleiding</text:p>
      <text:p text:style-name="P2">Schrijf een programma dat een toon maakt wanneer er op D10 en D12 wordt gedrukt. Als D10 wordt ingedrukt gaat lampje D5 aan, bij D11 gaat D6 aan. Dit is mutual exclusive. Als D11 wordt ingedrukt gaat er niks aan.</text:p>
      <text:p text:style-name="P1"/>
      <text:p text:style-name="P2">Benodigdheden</text:p>
      <text:p text:style-name="P2">1x Arduino Uno</text:p>
      <text:p text:style-name="P2">1x Danger Shield</text:p>
      <text:p text:style-name="P2">1x Logic Analyzer</text:p>
      <text:p text:style-name="P2">1x Laptop</text:p>
      <text:p text:style-name="P1"/>
      <text:p text:style-name="P2">Opstelling</text:p>
      <text:p text:style-name="P2">Prik de Danger Shield in de Arduino.</text:p>
      <text:p text:style-name="P2">Voor de Logic Port Analyzer, prik de Ground-kabel in een ground-pin, de D12-pin aan een kabel en de Tx-pin aan een andere kabel. Schrijf het Arduino-protocol (zie Screenshot). Trigger het programma op de D12-pin om het signaal uit de Tx-pin te kunnen lezen.</text:p>
      <text:p text:style-name="P2"/>
      <text:p text:style-name="P2">Resultaat</text:p>
      <text:p text:style-name="P2">Zie mp4-bestand voor bewijs dat het werkt.</text:p>
      <text:p text:style-name="P2">Zie screenshot voor bewijs dat de Tx-pin “Hello World!” print als er op D12 wordt gedrukt.</text:p>
      <text:p text:style-name="P2"/>
      <text:p text:style-name="P1">Code <text:span text:style-name="T1">en comments</text:span></text:p>
      <text:p text:style-name="P1">Zie zip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49:31.733403040</meta:creation-date>
    <dc:date>2015-09-08T15:17:54.751524479</dc:date>
    <meta:editing-duration>PT13M23S</meta:editing-duration>
    <meta:editing-cycles>1</meta:editing-cycles>
    <meta:document-statistic meta:table-count="0" meta:image-count="0" meta:object-count="0" meta:page-count="1" meta:paragraph-count="18" meta:word-count="139" meta:character-count="799" meta:non-whitespace-character-count="678"/>
    <meta:generator>LibreOffice/5.0.1.2.0$Linux_X86_64 LibreOffice_project/00m0$Build-2</meta:generator>
  </office:meta>
</office:document-meta>
</file>